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hapter 3</text:span></text:p>
      <text:p text:style-name="P1"><text:span text:style-name="T2">&gt;&gt;&gt; keywords<text:s/></text:span><text:span text:style-name="T3">- list of keywords in Python</text:span></text:p>
      <text:p text:style-name="P1"><text:span text:style-name="T4">help()</text:span><text:span text:style-name="T5"><text:s/>- enters<text:s/></text:span><text:span text:style-name="T6">&gt;help</text:span><text:span text:style-name="T7"><text:s/>mode</text:span></text:p>
      <text:p text:style-name="P1"><text:span text:style-name="T8">Object-Oriented Programming (OOP)</text:span><text:span text:style-name="T9"/></text:p>
      <text:list text:style-name="L2">
        <text:list-item>
          <text:p text:style-name="P2"><text:span text:style-name="T9">Attempts to mimic real world objects</text:span></text:p>
        </text:list-item>
        <text:list-item>
          <text:p text:style-name="P2"><text:span text:style-name="T9">Consists of objects with properties</text:span></text:p>
        </text:list-item>
      </text:list>
      <text:p text:style-name="P3"><text:span text:style-name="T9"><text:tab/>- methods these objects perform</text:span></text:p>
      <text:list text:style-name="L4">
        <text:list-item>
          <text:p text:style-name="P4"><text:span text:style-name="T9">Classes produce objects</text:span></text:p>
        </text:list-item>
      </text:list>
      <text:p text:style-name="P5"><draw:frame text:anchor-type="as-char" svg:width="152.40mm" svg:height="113.77mm" style:rel-width="scale" style:rel-height="scale"><draw:object-ole xlink:href="OleObj1"/><draw:image xlink:href="ObjectReplacements/OleObj1"/></draw:frame><text:span text:style-name="T9"/></text:p>
      <text:p text:style-name="P6"><text:span text:style-name="T9"/></text:p>
      <text:p text:style-name="P6"><text:span text:style-name="T10">Indentations Count</text:span></text:p>
      <text:list text:style-name="L7">
        <text:list-item>
          <text:p text:style-name="P7"><text:span text:style-name="T11">Python uses indents instead of {} for blocks of code</text:span></text:p>
        </text:list-item>
      </text:list>
      <text:p text:style-name="P8"><text:span text:style-name="T12">if, elif, else</text:span><text:span text:style-name="T13"><text:s/>- if, else if, else</text:span></text:p>
      <text:p text:style-name="P8"><text:span text:style-name="T14">import random</text:span></text:p>
      <text:p text:style-name="P8"><text:span text:style-name="T14">answer = random.randint(1,3)</text:span></text:p>
      <text:p text:style-name="P8"><text:span text:style-name="T14">if answer == 1</text:span></text:p>
      <text:p text:style-name="P8"><text:span text:style-name="T14"><text:tab/>print('Yes')</text:span></text:p>
      <text:p text:style-name="P8"><text:span text:style-name="T14">elif answer == 2</text:span></text:p>
      <text:p text:style-name="P8"><text:span text:style-name="T14"><text:tab/>print('Maybe')</text:span></text:p>
      <text:p text:style-name="P8"><text:span text:style-name="T14">elif answer == 3</text:span></text:p>
      <text:p text:style-name="P8"><text:span text:style-name="T14"><text:tab/>print('Nah')</text:span></text:p>
      <text:p text:style-name="P8"><text:span text:style-name="T14">else</text:span></text:p>
      <text:p text:style-name="P8"><text:span text:style-name="T14"><text:tab/>print('that isnt a question')</text:span></text:p>
      <text:p text:style-name="P8"><text:span text:style-name="T15">Using Python Modules</text:span><text:span text:style-name="T16"/></text:p>
      <text:list text:style-name="L9">
        <text:list-item>
          <text:p text:style-name="P9"><text:span text:style-name="T16">Python has a simple, clean core language</text:span></text:p>
        </text:list-item>
        <text:list-item>
          <text:p text:style-name="P9"><text:span text:style-name="T16">Various modules to access and utilize</text:span></text:p>
        </text:list-item>
      </text:list>
      <text:p text:style-name="P10"><text:span text:style-name="T16"><text:tab/>- written in the original language, but the code is irrelevant to the usE</text:span></text:p>
      <text:list text:style-name="L11">
        <text:list-item>
          <text:p text:style-name="P11"><text:span text:style-name="T16">Most modules have specific field applications </text:span></text:p>
        </text:list-item>
      </text:list>
      <text:p text:style-name="P12"><text:span text:style-name="T16"><text:tab/>- science, numbers, AI, date/time</text:span></text:p>
      <text:p text:style-name="P12"><text:span text:style-name="T17">import random as rnd</text:span><text:span text:style-name="T18"><text:s/>- import the module random with the alias rnd</text:span></text:p>
      <text:p text:style-name="P12"><text:span text:style-name="T19">answer = rnd.randint(1,8)</text:span></text:p>
      <text:list text:style-name="L13">
        <text:list-item>
          <text:p text:style-name="P13"><text:span text:style-name="T20">generates random number 1-8 to answer</text:span></text:p>
        </text:list-item>
        <text:list-item>
          <text:p text:style-name="P13"><text:span text:style-name="T20">Modules get updates, just like Python itself</text:span></text:p>
        </text:list-item>
      </text:list>
      <text:p text:style-name="P14"><text:span text:style-name="T21">Using an alias with modules</text:span></text:p>
      <text:list text:style-name="L15">
        <text:list-item>
          <text:p text:style-name="P15"><text:span text:style-name="T22">Gives the module a nickname </text:span></text:p>
        </text:list-item>
        <text:list-item>
          <text:p text:style-name="P15"><text:span text:style-name="T22">see above for examp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